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cc03" officeooo:paragraph-rsid="000ecc03"/>
    </style:style>
    <style:style style:name="P2" style:family="paragraph" style:parent-style-name="Standard">
      <style:text-properties officeooo:rsid="000f841a" officeooo:paragraph-rsid="000f841a"/>
    </style:style>
    <style:style style:name="P3" style:family="paragraph" style:parent-style-name="Standard">
      <style:text-properties officeooo:rsid="001162bc" officeooo:paragraph-rsid="001162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user ( userId int NOT NULL AUTO_INCREMENT, firstName VARCHAR(255) NOT NULL, lastName VARCHAR(255) NOT NULL, email VARCHAR(255) NOT NULL UNIQUE, updownVote int, password VARCHAR(255) NOT NULL, userName VARCHAR(255) NOT NULL UNIQUE, PRIMARY KEY(userId))ENGINE=INNODB;</text:p>
      <text:p text:style-name="P1"/>
      <text:p text:style-name="P1">CREATE TABLE admin ( adminId int NOT NULL AUTO_INCREMENT, userId int, PRIMARY KEY(adminId), FOREIGN KEY(userId) REFERENCES user(userId) ) ENGINE=INNODB;</text:p>
      <text:p text:style-name="P1"/>
      <text:p text:style-name="P1">CREATE TABLE moderator ( moderatorId int NOT NULL AUTO_INCREMENT, userId int, PRIMARY KEY(moderatorId), FOREIGN KEY(userId) REFERENCES user(userId) ) ENGINE=INNODB;</text:p>
      <text:p text:style-name="P1"/>
      <text:p text:style-name="P1">CREATE TABLE casual ( casualId int NOT NULL AUTO_INCREMENT, userId int, PRIMARY KEY(casualId), FOREIGN KEY(userId) REFERENCES user(userId) ) ENGINE=INNODB;</text:p>
      <text:p text:style-name="P1"/>
      <text:p text:style-name="P1">CREATE TABLE doctor ( doctorId int NOT NULL AUTO_INCREMENT, userId int, verified bit(1) DEFAULT b'0', PRIMARY KEY(doctorId), FOREIGN KEY(userId) REFERENCES user(userId) ) ENGINE=INNODB;</text:p>
      <text:p text:style-name="P1"/>
      <text:p text:style-name="P1">CREATE TABLE topic ( topicId int NOT NULL AUTO_INCREMENT, name VARCHAR(255), PRIMARY KEY (topicID) ) ENGINE=INNODB;</text:p>
      <text:p text:style-name="P1"/>
      <text:p text:style-name="P2">CREATE TABLE thread ( threadId int NOT NULL AUTO_INCREMENT, topicId int, title VARCHAR(255), datetimeCreated TIMESTAMP DEFAULT CURRENT_TIMESTAMP, updownVotes int, authorId int, PRIMARY KEY(threadId), FOREIGN KEY(authorId) REFERENCES user(userId), FOREIGN KEY(topicId) REFERENCES topic(topicId) ) ENGINE=INNODB;</text:p>
      <text:p text:style-name="P2"/>
      <text:p text:style-name="P2">CREATE TABLE post ( postId int NOT NULL AUTO_INCREMENT, threadId int, content VARCHAR(255), datetimeCreated TIMESTAMP DEFAULT CURRENT_TIMESTAMP, updownVotes int, authorId int, PRIMARY KEY(postId), FOREIGN KEY(authorId) REFERENCES user(userId), FOREIGN KEY(threadId) REFERENCES thread(threadId) ) ENGINE=INNODB;</text:p>
      <text:p text:style-name="P2"/>
      <text:p text:style-name="P3">CREATE TABLE customer ( customerId int NOT NULL AUTO_INCREMENT, userId int, address VARCHAR(255), creditCardNumber int UNIQUE, purchasePoints int, PRIMARY KEY(customerId), FOREIGN KEY(userId) REFERENCES user(userId))ENGINE=INNODB;</text:p>
      <text:p text:style-name="P3"/>
      <text:p text:style-name="P3">CREATE TABLE company ( companyId int NOT NULL AUTO_INCREMENT, name VARCHAR(255) UNIQUE, address VARCHAR(255), PRIMARY KEY(companyId) )ENGINE=INNODB;</text:p>
      <text:p text:style-name="P3"/>
      <text:p text:style-name="P3">CREATE TABLE sales ( salesId int NOT NULL AUTO_INCREMENT, userId int, companyId int, PRIMARY KEY(salesId), FOREIGN KEY(userId) REFERENCES user(userId), FOREIGN KEY(companyId) REFERENCES company(companyId) ) ENGINE=INNODB;</text:p>
      <text:p text:style-name="P3"/>
      <text:p text:style-name="P3">CREATE TABLE PRODUCTS ( productId int NOT NULL AUTO_INCREMENT, name VARCHAR(255), price float, PRIMARY KEY (productId) ) ENGINE=INNODB;</text:p>
      <text:p text:style-name="P3"/>
      <text:p text:style-name="P3">CREATE TABLE transaction ( orderId int NOT NULL AUTO_INCREMENT, datetimeOrdered TIMESTAMP DEFAULT CURRENT_TIMESTAMP, total float, customerId int, companyId int, <text:soft-page-break/>productId int, PRIMARY KEY (orderId), FOREIGN KEY (customerId) REFERENCES customer(customerId), FOREIGN KEY (companyId) REFERENCES company(companyId), FOREIGN KEY (productId) REFERENCES product(productId) ) ENGINE=INNODB;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09T23:29:32.117793723</meta:creation-date>
    <dc:date>2014-04-10T00:39:41.256949083</dc:date>
    <dc:creator>kevin </dc:creator>
    <meta:editing-duration>PT54M58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2" meta:paragraph-count="13" meta:word-count="322" meta:character-count="2793" meta:non-whitespace-character-count="2476"/>
  </office:meta>
</office:document-meta>
</file>